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left" style:width="6.114cm"/>
    </style:style>
    <style:style style:name="Tableau1.A" style:family="table-column">
      <style:table-column-properties style:column-width="3.057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>
        <table:table-row>
          <table:table-cell>
            <text:p><office:annotation><dc:creator>POD</dc:creator><dc:date>2015-04-16T09:32:17</dc:date><text:p>The table you wanted to populate with 'persons' can't be dumped with the '-' option because it has more than one cell in it.</text:p></office:annotatio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aetan Delannay</meta:initial-creator>
    <meta:creation-date>2006-10-26T13:33:26</meta:creation-date>
    <dc:creator>Gaetan Delannay</dc:creator>
    <dc:date>2007-04-10T12:00:32</dc:date>
    <dc:language>fr-BE</dc:language>
    <meta:editing-cycles>10</meta:editing-cycles>
    <meta:editing-duration>PT16M3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5" meta:character-count="39"/>
  </office:meta>
</office:document-meta>
</file>